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4" style:parent-style-name="Paragraphedeliste" style:list-style-name="LFO1" style:family="paragraph">
      <style:text-properties fo:font-size="14pt" style:font-size-asian="14pt"/>
    </style:style>
    <style:style style:name="P5" style:parent-style-name="Paragraphedeliste" style:list-style-name="LFO1" style:family="paragraph">
      <style:text-properties fo:font-size="14pt" style:font-size-asian="14pt"/>
    </style:style>
    <style:style style:name="P6" style:parent-style-name="Paragraphedeliste" style:list-style-name="LFO1" style:family="paragraph">
      <style:text-properties fo:font-size="14pt" style:font-size-asian="14pt"/>
    </style:style>
    <style:style style:name="P7" style:parent-style-name="Paragraphedeliste" style:list-style-name="LFO1" style:family="paragraph">
      <style:text-properties fo:font-size="14pt" style:font-size-asian="14pt"/>
    </style:style>
    <style:style style:name="P8" style:parent-style-name="Paragraphedeliste" style:list-style-name="LFO1" style:family="paragraph">
      <style:text-properties fo:font-size="14pt" style:font-size-asian="14pt"/>
    </style:style>
    <style:style style:name="P9" style:parent-style-name="Paragraphedeliste" style:list-style-name="LFO1" style:family="paragraph">
      <style:text-properties fo:font-size="14pt" style:font-size-asian="14pt"/>
    </style:style>
    <style:style style:name="P10" style:parent-style-name="Paragraphedeliste" style:list-style-name="LFO1" style:family="paragraph">
      <style:text-properties fo:font-size="14pt" style:font-size-asian="14pt"/>
    </style:style>
    <style:style style:name="P11" style:parent-style-name="Paragraphedeliste" style:list-style-name="LFO1" style:family="paragraph">
      <style:text-properties fo:font-size="14pt" style:font-size-asian="14pt"/>
    </style:style>
    <style:style style:name="P12" style:parent-style-name="Paragraphedeliste" style:list-style-name="LFO1" style:family="paragraph">
      <style:text-properties fo:font-size="14pt" style:font-size-asian="14pt"/>
    </style:style>
    <style:style style:name="P13" style:parent-style-name="Paragraphedeliste" style:list-style-name="LFO1" style:family="paragraph">
      <style:text-properties fo:font-size="14pt" style:font-size-asian="14pt"/>
    </style:style>
    <style:style style:name="P14" style:parent-style-name="Paragraphedeliste" style:list-style-name="LFO1" style:family="paragraph">
      <style:text-properties fo:font-size="14pt" style:font-size-asian="14pt"/>
    </style:style>
    <style:style style:name="P15" style:parent-style-name="Paragraphedeliste" style:list-style-name="LFO1" style:family="paragraph">
      <style:text-properties fo:font-size="14pt" style:font-size-asian="14pt"/>
    </style:style>
  </office:automatic-styles>
  <office:body>
    <office:text text:use-soft-page-breaks="true">
      <text:p text:style-name="P1"/>
      <text:p text:style-name="Normal"/>
      <text:list text:style-name="LFO1" text:continue-numbering="true">
        <text:list-item>
          <text:p text:style-name="P4">Informatie over zijn “meest” verkoopte producten.</text:p>
        </text:list-item>
        <text:list-item>
          <text:p text:style-name="P5">Foto’s en informaties over zijn meest verkoopte producten.</text:p>
        </text:list-item>
        <text:list-item>
          <text:p text:style-name="P6">De klant heeft geen huisstijl en wilt geen huisstijl indien mogelijk.</text:p>
        </text:list-item>
        <text:list-item>
          <text:p text:style-name="P7">Er is geen logo of grafisch materiaal, er mogen foto’s genomen worden.</text:p>
        </text:list-item>
        <text:list-item>
          <text:p text:style-name="P8">Doelpubliek van mijn klant is Franstaligen uit meestal het Brussels gewest.</text:p>
        </text:list-item>
        <text:list-item>
          <text:p text:style-name="P9">Klant heeft geen bepaald stijl en laat alles volgens mijn zin.</text:p>
        </text:list-item>
        <text:list-item>
          <text:p text:style-name="P10">Ja, klant zal zo snel mogelijk informaties en een prijslijst over zijn producten doorsturen.</text:p>
        </text:list-item>
        <text:list-item>
          <text:p text:style-name="P11">Klant werkt alleen.</text:p>
        </text:list-item>
        <text:list-item>
          <text:p text:style-name="P12">Klant woont dicht bij mij en is ter beschikking 7/7 – 24/24.</text:p>
        </text:list-item>
        <text:list-item>
          <text:p text:style-name="P13">Ja, klant wilt Franstalige informatie teksten over zijn “meest” verkoopte producten.</text:p>
        </text:list-item>
        <text:list-item>
          <text:p text:style-name="P14">In grote lijnen eind december.</text:p>
        </text:list-item>
        <text:list-item>
          <text:p text:style-name="P15">Klant werkt met Windows en surft met Google Chrome.</text:p>
        </text:list-item>
      </text:list>
      <text:p text:style-name="Paragraphedelist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B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nl" fo:country="BE"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>
      <style:text-properties fo:language="nl" fo:country="BE"/>
    </style:style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>
      <style:text-properties fo:language="nl" fo:country="B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T2" style:parent-style-name="Policepardéfaut" style:family="text">
      <style:text-properties fo:font-weight="bold" style:font-weight-asian="bold" fo:font-size="20pt" style:font-size-asian="20pt"/>
    </style:style>
    <style:style style:name="T3" style:parent-style-name="Policepardéfaut" style:family="text">
      <style:text-properties fo:font-weight="bold" style:font-weight-asian="bold" fo:font-style="italic" style:font-style-asian="italic" fo:font-size="20pt" style:font-size-asian="20pt" style:text-underline-type="single" style:text-underline-style="solid" style:text-underline-width="auto" style:text-underline-mode="continuous"/>
    </style:style>
  </office:automatic-styles>
  <office:master-styles>
    <style:master-page style:name="MP0" style:page-layout-name="PL0">
      <style:header>
        <text:p text:style-name="En-tête"><text:span text:style-name="T2"><text:tab/></text:span><text:span text:style-name="T3">Interview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urak nalbant</meta:initial-creator>
    <dc:creator>burak nalbant</dc:creator>
    <meta:creation-date>2016-10-10T20:13:00Z</meta:creation-date>
    <dc:date>2016-10-10T20:25:00Z</dc:date>
    <meta:template xlink:href="Normal.dotm" xlink:type="simple"/>
    <meta:editing-cycles>1</meta:editing-cycles>
    <meta:editing-duration>PT720S</meta:editing-duration>
    <meta:document-statistic meta:page-count="1" meta:paragraph-count="1" meta:word-count="112" meta:character-count="733" meta:row-count="5" meta:non-whitespace-character-count="622"/>
  </office:meta>
</office:document-meta>
</file>